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9c968" officeooo:paragraph-rsid="0019c968"/>
    </style:style>
    <style:style style:name="P2" style:family="paragraph" style:parent-style-name="Standard">
      <style:paragraph-properties fo:text-align="start" style:justify-single-word="false"/>
      <style:text-properties officeooo:rsid="0019c968" officeooo:paragraph-rsid="0019c9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er Manual</text:p>
      <text:p text:style-name="P1">Class Turtle</text:p>
      <text:p text:style-name="P2">1.<text:tab/>Problem Description</text:p>
      <text:p text:style-name="P2"><text:tab/>The turtle class contains all of the information about the turtle object, such as position, direction, and if the pen is down. The turtle class calls the functions for the other class in order to perform the functionality for the Board class.</text:p>
      <text:p text:style-name="P2"/>
      <text:p text:style-name="P2">2.<text:tab/>Class Turtle</text:p>
      <text:p text:style-name="P2"><text:tab/>The turtle class holds a Position object, a Direction object, and a Pen object. It also keeps track of it's previous x and y positions</text:p>
      <text:p text:style-name="P2"/>
      <text:p text:style-name="P2"><text:tab/>Private data members:</text:p>
      <text:p text:style-name="P2"><text:tab/><text:tab/>pos<text:tab/><text:tab/><text:tab/>a pointer to a Position class</text:p>
      <text:p text:style-name="P2"><text:tab/><text:tab/>pen <text:tab/><text:tab/><text:tab/>a pointer to a Pen class</text:p>
      <text:p text:style-name="P2"><text:tab/><text:tab/>direction <text:tab/><text:tab/>a pointer to a Direction class</text:p>
      <text:p text:style-name="P2"><text:tab/><text:tab/>previousX <text:tab/><text:tab/>the previous X position of the turtle</text:p>
      <text:p text:style-name="P2"><text:tab/><text:tab/>previousY <text:tab/><text:tab/>the previous Y position of the turtle</text:p>
      <text:p text:style-name="P2"/>
      <text:p text:style-name="P2"><text:tab/>Public member functions:</text:p>
      <text:p text:style-name="P2"><text:tab/><text:tab/>Turtle() <text:tab/><text:tab/>constructor for a Turtle object</text:p>
      <text:p text:style-name="P2"><text:tab/><text:tab/>~Turtle() <text:tab/><text:tab/>destructor for a Turtle object</text:p>
      <text:p text:style-name="P2"><text:tab/><text:tab/>getCurrentX <text:tab/><text:tab/>gets the current x position</text:p>
      <text:p text:style-name="P2"><text:tab/><text:tab/>getCurrentY <text:tab/><text:tab/>gets the current y position</text:p>
      <text:p text:style-name="P2"><text:tab/><text:tab/>getPreviousX <text:tab/><text:tab/>gets the previous x position</text:p>
      <text:p text:style-name="P2"><text:tab/><text:tab/>getPreviousY<text:tab/> <text:tab/>gets the previous y position</text:p>
      <text:p text:style-name="P2"><text:tab/><text:tab/>setCurrentX <text:tab/><text:tab/>sets the current x position</text:p>
      <text:p text:style-name="P2"><text:tab/><text:tab/>setCurrentY <text:tab/><text:tab/>sets the current y position</text:p>
      <text:p text:style-name="P2"><text:tab/><text:tab/>getDirection <text:tab/><text:tab/>gets the current direction</text:p>
      <text:p text:style-name="P2"><text:tab/><text:tab/>move<text:tab/> <text:tab/><text:tab/>changes the turtle position based on the number of spaces to move</text:p>
      <text:p text:style-name="P2"><text:tab/><text:tab/>turn <text:tab/><text:tab/><text:tab/>changes the turtle's direction</text:p>
      <text:p text:style-name="P2"><text:tab/><text:tab/>jump <text:tab/><text:tab/><text:tab/>changes the turtle's x, y position</text:p>
      <text:p text:style-name="P2"><text:tab/><text:tab/>changeBrush<text:tab/> <text:tab/>changes the brush the turtle draws with</text:p>
      <text:p text:style-name="P2"><text:tab/><text:tab/>changePenPosition <text:tab/>toggles the pen up or down</text:p>
      <text:p text:style-name="P2"><text:tab/><text:tab/>penDown <text:tab/><text:tab/>checks whether the pen is down or not</text:p>
      <text:p text:style-name="P2"/>
      <text:p text:style-name="P2">3.<text:tab/>High Level Program Solution</text:p>
      <text:p text:style-name="P2"><text:tab/><text:tab/>Turtle()</text:p>
      <text:p text:style-name="P2"><text:tab/><text:tab/><text:tab/>Allocates memory for a Position object, a Direction object, and a Pen object</text:p>
      <text:p text:style-name="P2"><text:tab/><text:tab/><text:tab/>Sets the previous x and y positions to 0</text:p>
      <text:p text:style-name="P2"/>
      <text:p text:style-name="P2"><text:tab/><text:tab/>getCurrentX()</text:p>
      <text:p text:style-name="P2"><text:tab/><text:tab/><text:tab/>Call the Position's getPosX function to return the current x position</text:p>
      <text:p text:style-name="P2"/>
      <text:p text:style-name="P2"><text:tab/><text:tab/>getCurrentY()</text:p>
      <text:p text:style-name="P2"><text:tab/><text:tab/><text:tab/>Call the Position's getPosY function to return the current y position</text:p>
      <text:p text:style-name="P2"/>
      <text:p text:style-name="P2"><text:tab/><text:tab/>getPreviousX()</text:p>
      <text:p text:style-name="P2"><text:tab/><text:tab/><text:tab/>Returns the previous x position</text:p>
      <text:p text:style-name="P2"/>
      <text:p text:style-name="P2"><text:soft-page-break/><text:tab/><text:tab/>getPreviousY()</text:p>
      <text:p text:style-name="P2"><text:tab/><text:tab/><text:tab/>Returns the previous y position</text:p>
      <text:p text:style-name="P2"/>
      <text:p text:style-name="P2"><text:tab/><text:tab/>move()</text:p>
      <text:p text:style-name="P2"><text:tab/><text:tab/><text:tab/>IN: <text:tab/>numSpaces<text:tab/><text:tab/>the number of spaces to move</text:p>
      <text:p text:style-name="P2"/>
      <text:p text:style-name="P2"><text:tab/><text:tab/><text:tab/>Sets the previous x and y positions to the current x and y positions</text:p>
      <text:p text:style-name="P2"><text:tab/><text:tab/><text:tab/>Calls the Direction's getDir function to determine which direction to move</text:p>
      <text:p text:style-name="P2"><text:tab/><text:tab/><text:tab/>Adds or subtracts numSpaces to the current x or y position depending on the <text:tab/><text:tab/><text:tab/><text:tab/><text:tab/>current direction and sets that as the new x or y position</text:p>
      <text:p text:style-name="P2"><text:tab/><text:tab/><text:tab/></text:p>
      <text:p text:style-name="P2"><text:tab/><text:tab/>turn()</text:p>
      <text:p text:style-name="P2"><text:tab/><text:tab/><text:tab/>IN: <text:tab/>dir<text:tab/><text:tab/><text:tab/>the direction to change to</text:p>
      <text:p text:style-name="P2"/>
      <text:p text:style-name="P2"><text:tab/><text:tab/><text:tab/>Calls the Direction's changeDir function to change the current direction</text:p>
      <text:p text:style-name="P2"/>
      <text:p text:style-name="P2"><text:tab/><text:tab/>jump()</text:p>
      <text:p text:style-name="P2"><text:tab/><text:tab/><text:tab/>IN: <text:tab/>newX<text:tab/><text:tab/><text:tab/>the x position to jump to</text:p>
      <text:p text:style-name="P2"><text:tab/><text:tab/><text:tab/><text:tab/>newY<text:tab/><text:tab/><text:tab/>the y position to jump to</text:p>
      <text:p text:style-name="P2"/>
      <text:p text:style-name="P2"><text:tab/><text:tab/><text:tab/>Calls the setCurrentX function to set the x position to newX</text:p>
      <text:p text:style-name="P2"><text:tab/><text:tab/><text:tab/>Calls the setCurrentY function to set the y position to newY</text:p>
      <text:p text:style-name="P2"/>
      <text:p text:style-name="P2"><text:tab/><text:tab/>setCurrentX()</text:p>
      <text:p text:style-name="P2"><text:tab/><text:tab/><text:tab/>IN:<text:tab/>newX<text:tab/><text:tab/><text:tab/>the x position to set the current x position to</text:p>
      <text:p text:style-name="P2"><text:tab/><text:tab/><text:tab/><text:tab/></text:p>
      <text:p text:style-name="P2"><text:tab/><text:tab/><text:tab/>Calls the Position's setPosX function to set the current x position to newX</text:p>
      <text:p text:style-name="P2"/>
      <text:p text:style-name="P2"><text:tab/><text:tab/>setCurrentY()</text:p>
      <text:p text:style-name="P2"><text:tab/><text:tab/><text:tab/>IN:<text:tab/>newY<text:tab/><text:tab/><text:tab/>the y position to set the current y position to</text:p>
      <text:p text:style-name="P2"/>
      <text:p text:style-name="P2"><text:tab/><text:tab/><text:tab/>Calls the Position's setPosY function to set the current y position to newY</text:p>
      <text:p text:style-name="P2"/>
      <text:p text:style-name="P2"><text:tab/><text:tab/>changePenPosition()</text:p>
      <text:p text:style-name="P2"><text:tab/><text:tab/><text:tab/>Calls the Pen's togglePenPosition function to set the pen up or down</text:p>
      <text:p text:style-name="P2"/>
      <text:p text:style-name="P2"><text:tab/><text:tab/>penDown()</text:p>
      <text:p text:style-name="P2"><text:tab/><text:tab/><text:tab/>Calls the Pen's getPenPosition function to return whether the pen is up or down</text:p>
      <text:p text:style-name="P2"/>
      <text:p text:style-name="P2"><text:tab/><text:tab/>changeBrush()</text:p>
      <text:p text:style-name="P2"><text:tab/><text:tab/><text:tab/>IN:<text:tab/>brush<text:tab/><text:tab/><text:tab/>the number of the brush to select</text:p>
      <text:p text:style-name="P2"/>
      <text:p text:style-name="P2"><text:tab/><text:tab/><text:tab/>Calls the Pen's getBrush function to change the brush</text:p>
      <text:p text:style-name="P2"/>
      <text:p text:style-name="P2"><text:tab/><text:tab/>getDirection()</text:p>
      <text:p text:style-name="P2"><text:tab/><text:tab/><text:tab/>Calls the Direction's getDir function to return the current direc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7:56:41.801000000</meta:creation-date>
    <dc:date>2018-10-14T18:15:44.875000000</dc:date>
    <meta:editing-duration>PT19M3S</meta:editing-duration>
    <meta:editing-cycles>1</meta:editing-cycles>
    <meta:document-statistic meta:table-count="0" meta:image-count="0" meta:object-count="0" meta:page-count="2" meta:paragraph-count="70" meta:word-count="512" meta:character-count="3231" meta:non-whitespace-character-count="2568"/>
    <meta:generator>LibreOffice/4.4.4.3$Windows_x86 LibreOffice_project/2c39ebcf046445232b798108aa8a7e7d89552ea8</meta:generator>
  </office:meta>
</office:document-meta>
</file>